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4.7709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4.0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9638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</office:automatic-styles>
  <office:body>
    <office:spreadsheet>
      <table:tracked-changes>
        <table:cell-content-change table:id="ct1">
          <table:cell-address table:column="2" table:row="2" table:table="0"/>
          <office:change-info>
            <dc:creator> </dc:creator>
            <dc:date>2024-11-24T15:36:04.357242661</dc:date>
          </office:change-info>
          <table:previous>
            <table:change-track-table-cell office:value-type="string">
              <text:p>give me number of documents for each active employee </text:p>
            </table:change-track-table-cell>
          </table:previous>
        </table:cell-content-change>
        <table:cell-content-change table:id="ct2">
          <table:cell-address table:column="0" table:row="6" table:table="0"/>
          <office:change-info>
            <dc:creator> </dc:creator>
            <dc:date>2024-11-24T15:52:35.227338271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7" table:table="0"/>
          <office:change-info>
            <dc:creator> </dc:creator>
            <dc:date>2024-11-24T15:52:38.45116961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1" table:table="0"/>
          <office:change-info>
            <dc:creator> </dc:creator>
            <dc:date>2024-11-24T18:43:10.405783516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2" table:table="0"/>
          <office:change-info>
            <dc:creator> </dc:creator>
            <dc:date>2024-11-24T18:43:10.730244025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3" table:table="0"/>
          <office:change-info>
            <dc:creator> </dc:creator>
            <dc:date>2024-11-24T18:43:11.000310556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4" table:table="0"/>
          <office:change-info>
            <dc:creator> </dc:creator>
            <dc:date>2024-11-24T18:43:11.217407989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5" table:table="0"/>
          <office:change-info>
            <dc:creator> </dc:creator>
            <dc:date>2024-11-24T18:43:25.956407221</dc:date>
          </office:change-info>
          <table:previous>
            <table:change-track-table-cell/>
          </table:previous>
        </table:cell-content-change>
        <table:movement table:id="ct9">
          <table:source-range-address table:start-column="4" table:start-row="0" table:start-table="0" table:end-column="5" table:end-row="5" table:end-table="0"/>
          <table:target-range-address table:start-column="5" table:start-row="0" table:start-table="0" table:end-column="6" table:end-row="5" table:end-table="0"/>
          <office:change-info>
            <dc:creator> </dc:creator>
            <dc:date>2024-11-27T14:52:22.715007157</dc:date>
          </office:change-info>
          <table:dependencies>
            <table:dependency table:id="ct20"/>
            <table:dependency table:id="ct19"/>
            <table:dependency table:id="ct18"/>
            <table:dependency table:id="ct17"/>
            <table:dependency table:id="ct15"/>
            <table:dependency table:id="ct14"/>
            <table:dependency table:id="ct12"/>
            <table:dependency table:id="ct11"/>
            <table:dependency table:id="ct10"/>
          </table:dependencies>
          <table:deletions>
            <table:cell-content-deletion table:id="ct8">
              <table:change-track-table-cell office:value-type="float" office:value="1"/>
            </table:cell-content-deletion>
            <table:cell-content-deletion table:id="ct7">
              <table:change-track-table-cell office:value-type="float" office:value="1"/>
            </table:cell-content-deletion>
            <table:cell-content-deletion table:id="ct6">
              <table:change-track-table-cell office:value-type="float" office:value="1"/>
            </table:cell-content-deletion>
            <table:cell-content-deletion table:id="ct5">
              <table:change-track-table-cell office:value-type="float" office:value="1"/>
            </table:cell-content-deletion>
            <table:cell-content-deletion table:id="ct4">
              <table:change-track-table-cell office:value-type="float" office:value="1"/>
            </table:cell-content-deletion>
            <table:cell-content-deletion>
              <table:cell-address table:column="5" table:row="0" table:table="0"/>
              <table:change-track-table-cell office:value-type="string">
                <text:p>Achieved </text:p>
              </table:change-track-table-cell>
            </table:cell-content-deletion>
          </table:deletions>
        </table:movement>
        <table:cell-content-change table:id="ct10">
          <table:cell-address table:column="4" table:row="0" table:table="0"/>
          <office:change-info>
            <dc:creator> </dc:creator>
            <dc:date>2024-11-27T14:52:47.038147250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0" table:table="0"/>
          <office:change-info>
            <dc:creator> </dc:creator>
            <dc:date>2024-11-27T14:52:55.975082667</dc:date>
          </office:change-info>
          <table:previous table:id="ct10">
            <table:change-track-table-cell office:value-type="string">
              <text:p>SQL Query Generated by Bot</text:p>
            </table:change-track-table-cell>
          </table:previous>
        </table:cell-content-change>
        <table:cell-content-change table:id="ct12">
          <table:cell-address table:column="4" table:row="4" table:table="0"/>
          <office:change-info>
            <dc:creator> </dc:creator>
            <dc:date>2024-11-27T14:53:16.889267922</dc:date>
          </office:change-info>
          <table:previous>
            <table:change-track-table-cell/>
          </table:previous>
        </table:cell-content-change>
        <table:movement table:id="ct13">
          <table:source-range-address table:column="4" table:row="2" table:table="0"/>
          <table:target-range-address table:column="4" table:row="4" table:table="0"/>
          <office:change-info>
            <dc:creator> </dc:creator>
            <dc:date>2024-11-27T14:55:17.120021576</dc:date>
          </office:change-info>
          <table:dependencies>
            <table:dependency table:id="ct18"/>
          </table:dependencies>
        </table:movement>
        <table:cell-content-change table:id="ct14">
          <table:cell-address table:column="4" table:row="4" table:table="0"/>
          <office:change-info>
            <dc:creator> </dc:creator>
            <dc:date>2024-11-27T14:57:44.217359624</dc:date>
          </office:change-info>
          <table:previous table:id="ct12">
            <table:change-track-table-cell office:value-type="string">
              <text:p>SET CONTEXT_INFO 2428; SELECT jh.DecreeNo AS [Decree Number], jh.DecreeFromDate AS [Decree From Date], jh.DecreeToDate AS [Decree To Date], jh.StartDate AS [Start Date], jh.EndDate AS [End Date], e.EnglishName AS [Employee Name] FROM JobHistories jh INNER JOIN Employees e ON jh.EmployeeId = e.Id WHERE e.EnglishName = 'Ahmed Hesham' </text:p>
            </table:change-track-table-cell>
          </table:previous>
        </table:cell-content-change>
        <table:cell-content-change table:id="ct15">
          <table:cell-address table:column="4" table:row="4" table:table="0"/>
          <office:change-info>
            <dc:creator> </dc:creator>
            <dc:date>2024-11-27T15:15:34.739963746</dc:date>
          </office:change-info>
          <table:previous>
            <table:change-track-table-cell/>
          </table:previous>
        </table:cell-content-change>
        <table:movement table:id="ct16">
          <table:source-range-address table:column="4" table:row="3" table:table="0"/>
          <table:target-range-address table:column="4" table:row="4" table:table="0"/>
          <office:change-info>
            <dc:creator> </dc:creator>
            <dc:date>2024-11-27T15:15:37.576475379</dc:date>
          </office:change-info>
          <table:dependencies>
            <table:dependency table:id="ct17"/>
          </table:dependencies>
          <table:deletions>
            <table:cell-content-deletion table:id="ct14">
              <table:change-track-table-cell office:value-type="string">
                <text:p>SET CONTEXT_INFO 2428; SELECT ej.EnglishName AS [Employee Name], jh.StartDate AS [Start Date], jh.EndDate AS [End Date], ej.JobTitleEnglishName AS [Job Title] FROM JobHistories jh INNER JOIN EmployeeJobs ej ON jh.EmployeeId = ej.Id WHERE ej.EnglishName = 'Ahmed Hesham'</text:p>
              </table:change-track-table-cell>
            </table:cell-content-deletion>
          </table:deletions>
        </table:movement>
        <table:cell-content-change table:id="ct17">
          <table:cell-address table:column="4" table:row="3" table:table="0"/>
          <office:change-info>
            <dc:creator> </dc:creator>
            <dc:date>2024-11-27T15:27:03.933106730</dc:date>
          </office:change-info>
          <table:previous>
            <table:change-track-table-cell/>
          </table:previous>
        </table:cell-content-change>
        <table:cell-content-change table:id="ct18">
          <table:cell-address table:column="4" table:row="2" table:table="0"/>
          <office:change-info>
            <dc:creator> </dc:creator>
            <dc:date>2024-11-27T15:28:24.370392244</dc:date>
          </office:change-info>
          <table:previous>
            <table:change-track-table-cell/>
          </table:previous>
        </table:cell-content-change>
        <table:cell-content-change table:id="ct19">
          <table:cell-address table:column="4" table:row="1" table:table="0"/>
          <office:change-info>
            <dc:creator> </dc:creator>
            <dc:date>2024-11-27T15:28:37.453620411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5" table:table="0"/>
          <office:change-info>
            <dc:creator> </dc:creator>
            <dc:date>2024-11-27T15:30:07.444524335</dc:date>
          </office:change-info>
          <table:previous>
            <table:change-track-table-cell/>
          </table:previous>
        </table:cell-content-change>
        <table:cell-content-change table:id="ct21">
          <table:cell-address table:column="3" table:row="4" table:table="0"/>
          <office:change-info>
            <dc:creator> </dc:creator>
            <dc:date>2024-11-27T15:30:33.289897989</dc:date>
          </office:change-info>
          <table:previous>
            <table:change-track-table-cell office:value-type="string">
              <text:p>FROM JobTitles JT</text:p>
              <text:p>JOIN JobHistories JH ON JT.Id = JH.JobTitleId</text:p>
              <text:p>JOIN Employees E ON JH.EmployeeId = E.Id</text:p>
              <text:p>WHERE E.EnglishName = 'Ahmed Hesham';</text:p>
            </table:change-track-table-cell>
          </table:previous>
        </table:cell-content-change>
        <table:cell-content-change table:id="ct22">
          <table:cell-address table:column="1" table:row="6" table:table="0"/>
          <office:change-info>
            <dc:creator> </dc:creator>
            <dc:date>2024-11-27T15:44:29.200841249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6" table:table="0"/>
          <office:change-info>
            <dc:creator> </dc:creator>
            <dc:date>2024-11-27T15:44:54.344401070</dc:date>
          </office:change-info>
          <table:previous>
            <table:change-track-table-cell/>
          </table:previous>
        </table:cell-content-change>
        <table:cell-content-change table:id="ct24">
          <table:cell-address table:column="2" table:row="6" table:table="0"/>
          <office:change-info>
            <dc:creator> </dc:creator>
            <dc:date>2024-11-27T15:54:35.413317248</dc:date>
          </office:change-info>
          <table:previous table:id="ct23">
            <table:change-track-table-cell office:value-type="string">
              <text:p>show me the top 50 </text:p>
            </table:change-track-table-cell>
          </table:previous>
        </table:cell-content-change>
        <table:cell-content-change table:id="ct25">
          <table:cell-address table:column="3" table:row="6" table:table="0"/>
          <office:change-info>
            <dc:creator> </dc:creator>
            <dc:date>2024-11-27T16:10:29.299255605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5" office:value-type="string" calcext:value-type="string">
            <text:p>Case</text:p>
          </table:table-cell>
          <table:table-cell table:style-name="ce5" office:value-type="string" calcext:value-type="string">
            <text:p>Tenant</text:p>
          </table:table-cell>
          <table:table-cell table:style-name="ce5" office:value-type="string" calcext:value-type="string">
            <text:p>Input Question (prompt)</text:p>
          </table:table-cell>
          <table:table-cell table:style-name="ce5" office:value-type="string" calcext:value-type="string">
            <text:p>SQL Query</text:p>
          </table:table-cell>
          <table:table-cell table:style-name="ce11" office:value-type="string" calcext:value-type="string">
            <text:p>SQL Query Generated</text:p>
          </table:table-cell>
          <table:table-cell table:style-name="ce5" office:value-type="string" calcext:value-type="string">
            <text:p>Difficulty</text:p>
          </table:table-cell>
          <table:table-cell table:style-name="ce5" office:value-type="string" calcext:value-type="string">
            <text:p>Achieved </text:p>
          </table:table-cell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endel-ai</text:p>
          </table:table-cell>
          <table:table-cell table:style-name="ce6" office:value-type="string" calcext:value-type="string">
            <text:p>show me the names of all the employees from egypt with their employee ids and are active</text:p>
          </table:table-cell>
          <table:table-cell table:number-columns-repeated="2" table:style-name="ce6" office:value-type="string" calcext:value-type="string">
            <text:p>SET CONTEXT_INFO 3258; SELECT e.EnglishName, e.Id FROM Employees e JOIN Countries c ON e.CountryId = c.Id WHERE c.EnglishName = 'Egypt' AND e.Active = 1;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Mendel-ai</text:p>
          </table:table-cell>
          <table:table-cell table:style-name="ce6" office:value-type="string" calcext:value-type="string">
            <text:p>give me number of received documents for each active employee </text:p>
          </table:table-cell>
          <table:table-cell table:style-name="ce6" office:value-type="string" calcext:value-type="string">
            <text:p>select EmployeeId, count(*)as number FROM <text:s/>Documents WHERE Received = 1 and EmployeeId in (select id FROM Employees WHERE Active = 1) GROUP BY EmployeeId</text:p>
          </table:table-cell>
          <table:table-cell office:value-type="string" calcext:value-type="string">
            <text:p>SET CONTEXT_INFO 3258; SELECT e.EnglishName AS \"Employee Name\", COUNT(d.Id) AS \"Number of Received Documents\" FROM Employees e JOIN Documents d ON e.Id = d.EmployeeId WHERE e.Active = 1 AND d.Received = 1 GROUP BY e.EnglishName ORDER BY \"Number of Received Documents\" DESC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" calcext:value-type="float">
            <text:p>1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testmohr</text:p>
          </table:table-cell>
          <table:table-cell table:style-name="ce6" office:value-type="string" calcext:value-type="string">
            <text:p>is rasha gamal mohamed suspended </text:p>
          </table:table-cell>
          <table:table-cell table:style-name="ce6" office:value-type="string" calcext:value-type="string">
            <text:p>SELECT CAST(COUNT(1) AS BIT) AS Expr1</text:p>
            <text:p>FROM Employees</text:p>
            <text:p>WHERE (EnglishName = 'rasha gamal mohamed' AND IsSuspended = 0)</text:p>
          </table:table-cell>
          <table:table-cell office:value-type="string" calcext:value-type="string">
            <text:p>SET CONTEXT_INFO 2428; SELECT EnglishName, IsSuspended FROM Employees WHERE EnglishName = 'Rasha Gamal Mohamed'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testmohr</text:p>
          </table:table-cell>
          <table:table-cell table:style-name="ce6" office:value-type="string" calcext:value-type="string">
            <text:p>give me Ahmed Hesham jobtitles history</text:p>
          </table:table-cell>
          <table:table-cell table:style-name="ce6" office:value-type="string" calcext:value-type="string">
            <text:p>Select * FROM JobTitles JT</text:p>
            <text:p>JOIN JobHistories JH ON JT.Id = JH.JobTitleId</text:p>
            <text:p>JOIN Employees E ON JH.EmployeeId = E.Id</text:p>
            <text:p>WHERE E.EnglishName = 'Ahmed Hesham';</text:p>
          </table:table-cell>
          <table:table-cell office:value-type="string" calcext:value-type="string">
            <text:p>SET CONTEXT_INFO 2428; SELECT e.Id AS [Employee ID], e.EnglishName AS [Employee Name], jh.StartDate AS [Start Date], jh.EndDate AS [End Date], jt.EnglishName AS [Job Title] FROM Employees e INNER JOIN JobHistories jh ON e.Id = jh.EmployeeId INNER JOIN JobTitles jt ON jh.JobTitleId = jt.Id WHERE e.EnglishName = 'Ahmed Hesham'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testmohr</text:p>
          </table:table-cell>
          <table:table-cell table:style-name="ce6" office:value-type="string" calcext:value-type="string">
            <text:p>give me plans names that were modified before 2024-01-01 </text:p>
          </table:table-cell>
          <table:table-cell table:style-name="ce6" office:value-type="string" calcext:value-type="string">
            <text:p>select Name from Plans where ModifiedDate &lt; '2024-01-01'</text:p>
          </table:table-cell>
          <table:table-cell office:value-type="string" calcext:value-type="string">
            <text:p>SET CONTEXT_INFO 2428; SELECT Name AS \"Plan Name\" FROM Plans WHERE ModifiedDate &lt; '2024-01-01'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testmohr</text:p>
          </table:table-cell>
          <table:table-cell office:value-type="string" calcext:value-type="string">
            <text:p>show me the from and to dates of employees annual vacations </text:p>
          </table:table-cell>
          <table:table-cell office:value-type="string" calcext:value-type="string">
            <text:p>select * from vacations where VacationTypeId in (select id from VacationTypes where [Type] = 2)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2:Sheet1.G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5:47:23.91326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3:52:13.693418824</meta:creation-date>
    <meta:editing-duration>PT5H57M25S</meta:editing-duration>
    <meta:editing-cycles>6</meta:editing-cycles>
    <meta:generator>LibreOffice/6.4.7.2$Linux_X86_64 LibreOffice_project/40$Build-2</meta:generator>
    <dc:date>2024-11-27T19:56:56.186407906</dc:date>
    <meta:document-statistic meta:table-count="1" meta:cell-count="47" meta:object-count="0"/>
  </office:meta>
</office:document-meta>
</file>